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onospace" svg:font-family="monospace, monospace"/>
    <style:font-face style:name="sans-serif" svg:font-family="sans-serif"/>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monospace" fo:font-size="10.5pt" fo:letter-spacing="normal" fo:font-style="normal" fo:font-weight="normal" officeooo:rsid="000dda69" officeooo:paragraph-rsid="000dda69"/>
    </style:style>
    <style:style style:name="P2" style:family="paragraph" style:parent-style-name="Standard">
      <style:text-properties fo:font-variant="normal" fo:text-transform="none" fo:color="#000000" style:font-name="monospace" fo:font-size="10.5pt" fo:letter-spacing="normal" fo:font-style="normal" fo:font-weight="normal" officeooo:rsid="000f9d05" officeooo:paragraph-rsid="000f9d05"/>
    </style:style>
    <style:style style:name="P3" style:family="paragraph" style:parent-style-name="Standard">
      <style:text-properties fo:font-variant="normal" fo:text-transform="none" fo:color="#000000" style:font-name="monospace" fo:font-size="10.5pt" fo:letter-spacing="normal" fo:font-style="normal" fo:font-weight="normal" officeooo:rsid="001077f4" officeooo:paragraph-rsid="001077f4"/>
    </style:style>
    <style:style style:name="P4" style:family="paragraph" style:parent-style-name="Standard">
      <style:text-properties fo:font-variant="normal" fo:text-transform="none" fo:color="#000000" style:font-name="monospace" fo:font-size="10.5pt" fo:letter-spacing="normal" fo:font-style="normal" fo:font-weight="normal" officeooo:rsid="001077f4" officeooo:paragraph-rsid="001df07a"/>
    </style:style>
    <style:style style:name="P5" style:family="paragraph" style:parent-style-name="Standard">
      <style:text-properties fo:font-variant="normal" fo:text-transform="none" fo:color="#000000" style:font-name="monospace" fo:font-size="10.5pt" fo:letter-spacing="normal" fo:font-style="normal" fo:font-weight="normal" officeooo:rsid="00122ce4" officeooo:paragraph-rsid="00122ce4"/>
    </style:style>
    <style:style style:name="P6" style:family="paragraph" style:parent-style-name="Standard">
      <style:text-properties fo:font-variant="normal" fo:text-transform="none" fo:color="#000000" style:font-name="monospace" fo:font-size="10.5pt" fo:letter-spacing="normal" fo:font-style="normal" fo:font-weight="normal" officeooo:rsid="00122ce4" officeooo:paragraph-rsid="002e68b1"/>
    </style:style>
    <style:style style:name="P7" style:family="paragraph" style:parent-style-name="Standard">
      <style:text-properties fo:font-variant="normal" fo:text-transform="none" fo:color="#000000" style:font-name="monospace" fo:font-size="10.5pt" fo:letter-spacing="normal" fo:font-style="normal" fo:font-weight="normal" officeooo:rsid="0012f0b0" officeooo:paragraph-rsid="0012f0b0"/>
    </style:style>
    <style:style style:name="P8" style:family="paragraph" style:parent-style-name="Standard">
      <style:text-properties fo:font-variant="normal" fo:text-transform="none" fo:color="#000000" style:font-name="monospace" fo:font-size="10.5pt" fo:letter-spacing="normal" fo:font-style="normal" fo:font-weight="normal" officeooo:rsid="00147157" officeooo:paragraph-rsid="00147157"/>
    </style:style>
    <style:style style:name="P9" style:family="paragraph" style:parent-style-name="Standard">
      <style:text-properties fo:font-variant="normal" fo:text-transform="none" fo:color="#000000" style:font-name="monospace" fo:font-size="10.5pt" fo:letter-spacing="normal" fo:font-style="normal" fo:font-weight="normal" officeooo:rsid="00147157" officeooo:paragraph-rsid="001d95e3"/>
    </style:style>
    <style:style style:name="P10" style:family="paragraph" style:parent-style-name="Standard">
      <style:text-properties fo:font-variant="normal" fo:text-transform="none" fo:color="#000000" style:font-name="monospace" fo:font-size="10.5pt" fo:letter-spacing="normal" fo:font-style="normal" fo:font-weight="normal" officeooo:rsid="00147157" officeooo:paragraph-rsid="00147157" style:font-weight-asian="normal" style:font-weight-complex="normal"/>
    </style:style>
    <style:style style:name="P11" style:family="paragraph" style:parent-style-name="Standard">
      <style:text-properties fo:font-variant="normal" fo:text-transform="none" fo:color="#000000" style:font-name="monospace" fo:font-size="10.5pt" fo:letter-spacing="normal" fo:font-style="normal" fo:font-weight="normal" officeooo:rsid="0015d89d" officeooo:paragraph-rsid="0015d89d" style:font-weight-asian="normal" style:font-weight-complex="normal"/>
    </style:style>
    <style:style style:name="P12" style:family="paragraph" style:parent-style-name="Standard">
      <style:text-properties fo:font-variant="normal" fo:text-transform="none" fo:color="#000000" style:font-name="monospace" fo:font-size="10.5pt" fo:letter-spacing="normal" fo:font-style="normal" fo:font-weight="normal" officeooo:rsid="00295080" officeooo:paragraph-rsid="00295080"/>
    </style:style>
    <style:style style:name="P13" style:family="paragraph" style:parent-style-name="Standard">
      <style:text-properties fo:font-variant="normal" fo:text-transform="none" fo:color="#000000" style:font-name="monospace" fo:font-size="10.5pt" fo:letter-spacing="normal" fo:font-style="normal" fo:font-weight="normal" officeooo:rsid="002aa8b2" officeooo:paragraph-rsid="002aa8b2"/>
    </style:style>
    <style:style style:name="P14" style:family="paragraph" style:parent-style-name="Standard">
      <style:text-properties fo:font-variant="normal" fo:text-transform="none" fo:color="#000000" style:font-name="monospace" fo:font-size="10.5pt" fo:letter-spacing="normal" fo:font-style="normal" fo:font-weight="normal" officeooo:rsid="002aab0c" officeooo:paragraph-rsid="002aab0c"/>
    </style:style>
    <style:style style:name="P15" style:family="paragraph" style:parent-style-name="Standard">
      <style:text-properties fo:font-variant="normal" fo:text-transform="none" fo:color="#000000" style:font-name="monospace" fo:font-size="10.5pt" fo:letter-spacing="normal" fo:font-style="normal" fo:font-weight="normal" officeooo:rsid="002ca9a4" officeooo:paragraph-rsid="002ca9a4"/>
    </style:style>
    <style:style style:name="P16" style:family="paragraph" style:parent-style-name="Standard">
      <style:text-properties fo:font-variant="normal" fo:text-transform="none" fo:color="#000000" style:font-name="monospace" fo:font-size="10.5pt" fo:letter-spacing="normal" fo:font-style="normal" fo:font-weight="normal" officeooo:rsid="002e455a" officeooo:paragraph-rsid="002e455a"/>
    </style:style>
    <style:style style:name="P17" style:family="paragraph" style:parent-style-name="Standard">
      <style:text-properties fo:font-variant="normal" fo:text-transform="none" fo:color="#000000" style:font-name="monospace" fo:font-size="10.5pt" fo:letter-spacing="normal" fo:font-style="normal" fo:font-weight="bold" officeooo:rsid="00122ce4" officeooo:paragraph-rsid="00122ce4" style:font-weight-asian="bold" style:font-weight-complex="bold"/>
    </style:style>
    <style:style style:name="P18" style:family="paragraph" style:parent-style-name="Standard">
      <style:text-properties fo:font-variant="normal" fo:text-transform="none" fo:color="#000000" style:font-name="monospace" fo:font-size="10.5pt" fo:letter-spacing="normal" fo:font-style="normal" fo:font-weight="bold" officeooo:rsid="00147157" officeooo:paragraph-rsid="00147157" style:font-weight-asian="bold" style:font-weight-complex="bold"/>
    </style:style>
    <style:style style:name="P19" style:family="paragraph" style:parent-style-name="Standard">
      <style:text-properties fo:font-variant="normal" fo:text-transform="none" fo:color="#000000" style:font-name="monospace" fo:font-size="10.5pt" fo:letter-spacing="normal" fo:font-style="normal" fo:font-weight="bold" officeooo:rsid="0015d89d" officeooo:paragraph-rsid="0015d89d" style:font-weight-asian="bold" style:font-weight-complex="bold"/>
    </style:style>
    <style:style style:name="P20" style:family="paragraph" style:parent-style-name="Standard">
      <style:text-properties fo:font-variant="normal" fo:text-transform="none" fo:color="#000000" style:font-name="monospace" fo:font-size="10.5pt" fo:letter-spacing="normal" fo:font-style="normal" fo:font-weight="bold" officeooo:rsid="000dda69" officeooo:paragraph-rsid="000dda69" style:font-weight-asian="bold" style:font-weight-complex="bold"/>
    </style:style>
    <style:style style:name="P21" style:family="paragraph" style:parent-style-name="Standard">
      <style:text-properties fo:font-variant="normal" fo:text-transform="none" fo:color="#000000" style:font-name="monospace" fo:font-size="10.5pt" fo:letter-spacing="normal" fo:font-style="normal" fo:font-weight="bold" officeooo:rsid="000f9d05" officeooo:paragraph-rsid="000f9d05" style:font-weight-asian="bold" style:font-weight-complex="bold"/>
    </style:style>
    <style:style style:name="P22" style:family="paragraph" style:parent-style-name="Standard">
      <style:text-properties fo:font-variant="normal" fo:text-transform="none" fo:color="#000000" style:font-name="monospace" fo:font-size="10.5pt" fo:letter-spacing="normal" fo:font-style="normal" fo:font-weight="bold" officeooo:rsid="001077f4" officeooo:paragraph-rsid="001077f4" style:font-weight-asian="bold" style:font-weight-complex="bold"/>
    </style:style>
    <style:style style:name="P23" style:family="paragraph" style:parent-style-name="Standard">
      <style:text-properties fo:font-variant="normal" fo:text-transform="none" fo:color="#000000" style:font-name="monospace" fo:font-size="10.5pt" fo:letter-spacing="normal" fo:font-style="normal" fo:font-weight="bold" officeooo:rsid="00295080" officeooo:paragraph-rsid="00295080" style:font-weight-asian="bold" style:font-weight-complex="bold"/>
    </style:style>
    <style:style style:name="P24" style:family="paragraph" style:parent-style-name="Standard">
      <style:text-properties fo:font-variant="normal" fo:text-transform="none" fo:color="#000000" style:font-name="monospace" fo:font-size="10.5pt" fo:letter-spacing="normal" fo:font-style="normal" fo:font-weight="bold" officeooo:rsid="002aa8b2" officeooo:paragraph-rsid="002aa8b2" style:font-weight-asian="bold" style:font-weight-complex="bold"/>
    </style:style>
    <style:style style:name="P25" style:family="paragraph" style:parent-style-name="Standard">
      <style:text-properties fo:font-variant="normal" fo:text-transform="none" fo:color="#000000" style:font-name="monospace" fo:font-size="10.5pt" fo:letter-spacing="normal" fo:font-style="normal" fo:font-weight="bold" officeooo:rsid="002aab0c" officeooo:paragraph-rsid="002aab0c" style:font-weight-asian="bold" style:font-weight-complex="bold"/>
    </style:style>
    <style:style style:name="P26" style:family="paragraph" style:parent-style-name="Standard">
      <style:text-properties fo:font-variant="normal" fo:text-transform="none" fo:color="#000000" style:font-name="sans-serif" fo:font-size="10.5pt" fo:letter-spacing="normal" fo:font-style="normal" fo:font-weight="normal" officeooo:rsid="0015d89d" officeooo:paragraph-rsid="0015d89d" style:font-weight-asian="bold" style:font-weight-complex="bold"/>
    </style:style>
    <style:style style:name="P27" style:family="paragraph" style:parent-style-name="Standard">
      <style:text-properties fo:font-variant="normal" fo:text-transform="none" fo:color="#000000" style:font-name="sans-serif" fo:font-size="10.5pt" fo:letter-spacing="normal" fo:font-style="normal" fo:font-weight="normal" officeooo:rsid="0015d89d" officeooo:paragraph-rsid="0015d89d" style:font-weight-asian="normal" style:font-weight-complex="normal"/>
    </style:style>
    <style:style style:name="P28" style:family="paragraph" style:parent-style-name="Standard">
      <style:text-properties fo:font-variant="normal" fo:text-transform="none" fo:color="#000000" style:font-name="sans-serif" fo:font-size="10.5pt" fo:letter-spacing="normal" fo:font-style="normal" fo:font-weight="normal" officeooo:rsid="0017d5cf" officeooo:paragraph-rsid="0017d5cf" style:font-weight-asian="normal" style:font-weight-complex="normal"/>
    </style:style>
    <style:style style:name="P29" style:family="paragraph" style:parent-style-name="Standard">
      <style:text-properties fo:font-variant="normal" fo:text-transform="none" fo:color="#000000" style:font-name="sans-serif" fo:font-size="10.5pt" fo:letter-spacing="normal" fo:font-style="normal" fo:font-weight="normal" officeooo:rsid="001d95e3" officeooo:paragraph-rsid="0017d5cf" style:font-weight-asian="normal" style:font-weight-complex="normal"/>
    </style:style>
    <style:style style:name="P30" style:family="paragraph" style:parent-style-name="Standard">
      <style:text-properties fo:font-variant="normal" fo:text-transform="none" fo:color="#000000" style:font-name="sans-serif" fo:font-size="10.5pt" fo:letter-spacing="normal" fo:font-style="normal" fo:font-weight="normal" officeooo:rsid="0020764a" officeooo:paragraph-rsid="0020764a" style:font-weight-asian="normal" style:font-weight-complex="normal"/>
    </style:style>
    <style:style style:name="P31" style:family="paragraph" style:parent-style-name="Standard">
      <style:text-properties fo:font-variant="normal" fo:text-transform="none" fo:color="#000000" style:font-name="sans-serif" fo:font-size="10.5pt" fo:letter-spacing="normal" fo:font-style="normal" fo:font-weight="normal" officeooo:rsid="002e68b1" officeooo:paragraph-rsid="002e68b1" style:font-weight-asian="normal" style:font-weight-complex="normal"/>
    </style:style>
    <style:style style:name="P32" style:family="paragraph" style:parent-style-name="Standard">
      <style:text-properties fo:font-variant="normal" fo:text-transform="none" fo:color="#000000" style:font-name="sans-serif" fo:font-size="10.5pt" fo:letter-spacing="normal" fo:font-style="normal" fo:font-weight="bold" officeooo:rsid="0015d89d" officeooo:paragraph-rsid="0015d89d" style:font-weight-asian="bold" style:font-weight-complex="bold"/>
    </style:style>
    <style:style style:name="P33" style:family="paragraph" style:parent-style-name="Standard">
      <style:text-properties fo:font-variant="normal" fo:text-transform="none" fo:color="#000000" style:font-name="sans-serif" fo:font-size="10.5pt" fo:letter-spacing="normal" fo:font-style="normal" fo:font-weight="bold" officeooo:rsid="0017d5cf" officeooo:paragraph-rsid="0017d5cf" style:font-weight-asian="bold" style:font-weight-complex="bold"/>
    </style:style>
    <style:style style:name="P34" style:family="paragraph" style:parent-style-name="Standard">
      <style:text-properties fo:font-variant="normal" fo:text-transform="none" fo:color="#000000" style:font-name="sans-serif" fo:font-size="10.5pt" fo:letter-spacing="normal" fo:font-style="normal" fo:font-weight="bold" officeooo:rsid="002133f3" officeooo:paragraph-rsid="002133f3" style:font-weight-asian="bold" style:font-weight-complex="bold"/>
    </style:style>
    <style:style style:name="P35" style:family="paragraph" style:parent-style-name="Standard">
      <style:text-properties fo:font-variant="normal" fo:text-transform="none" fo:color="#000000" style:font-name="sans-serif" fo:font-size="10.5pt" fo:letter-spacing="normal" fo:font-style="normal" fo:font-weight="bold" officeooo:rsid="002e68b1" officeooo:paragraph-rsid="002e68b1" style:font-weight-asian="bold" style:font-weight-complex="bold"/>
    </style:style>
    <style:style style:name="P36" style:family="paragraph" style:parent-style-name="Standard">
      <style:text-properties fo:font-variant="normal" fo:text-transform="none" fo:color="#000000" style:font-name="sans-serif" fo:font-size="10.5pt" fo:letter-spacing="normal" fo:font-style="normal" fo:font-weight="bold" officeooo:rsid="002e7428" officeooo:paragraph-rsid="002e7428" style:font-weight-asian="bold" style:font-weight-complex="bold"/>
    </style:style>
    <style:style style:name="P37" style:family="paragraph" style:parent-style-name="Standard">
      <style:text-properties fo:font-variant="normal" fo:text-transform="none" fo:color="#000000" style:font-name="Noto Sans" fo:font-size="10.5pt" fo:letter-spacing="normal" fo:font-style="normal" fo:font-weight="normal" officeooo:rsid="002e68b1" officeooo:paragraph-rsid="002e68b1" style:font-weight-asian="normal" style:font-weight-complex="normal"/>
    </style:style>
    <style:style style:name="P38" style:family="paragraph" style:parent-style-name="Standard">
      <style:text-properties fo:font-variant="normal" fo:text-transform="none" fo:color="#242729" style:font-name="Arial" fo:font-size="11.25pt" fo:letter-spacing="normal" fo:font-style="normal" fo:font-weight="normal" officeooo:rsid="002ca9a4" officeooo:paragraph-rsid="002ca9a4"/>
    </style:style>
    <style:style style:name="P39" style:family="paragraph" style:parent-style-name="Standard">
      <style:text-properties fo:color="#000000" officeooo:rsid="000dda69" officeooo:paragraph-rsid="000dda69"/>
    </style:style>
    <style:style style:name="P40" style:family="paragraph" style:parent-style-name="Standard">
      <style:text-properties fo:color="#000000" fo:font-weight="bold" officeooo:rsid="000dda69" officeooo:paragraph-rsid="000dda69" style:font-weight-asian="bold" style:font-weight-complex="bold"/>
    </style:style>
    <style:style style:name="P41" style:family="paragraph" style:parent-style-name="Standard">
      <style:text-properties fo:color="#000000" fo:font-weight="bold" officeooo:rsid="003395e0" officeooo:paragraph-rsid="003395e0" style:font-weight-asian="bold" style:font-weight-complex="bold"/>
    </style:style>
    <style:style style:name="P42" style:family="paragraph" style:parent-style-name="Standard">
      <style:text-properties fo:color="#000000" officeooo:rsid="003395e0" officeooo:paragraph-rsid="003395e0"/>
    </style:style>
    <style:style style:name="P43" style:family="paragraph" style:parent-style-name="Standard">
      <style:text-properties fo:font-variant="normal" fo:text-transform="none" fo:color="#000000" style:font-name="sans-serif" fo:font-size="10.5pt" fo:letter-spacing="normal" fo:font-style="normal" fo:font-weight="normal" officeooo:rsid="002e7428" officeooo:paragraph-rsid="002e7428" style:font-weight-asian="normal" style:font-weight-complex="normal"/>
    </style:style>
    <style:style style:name="P44" style:family="paragraph" style:parent-style-name="Standard">
      <style:text-properties fo:font-variant="normal" fo:text-transform="none" fo:color="#000000" style:font-name="sans-serif" fo:font-size="10.5pt" fo:letter-spacing="normal" fo:font-style="normal" fo:font-weight="normal" officeooo:rsid="00304c19" officeooo:paragraph-rsid="00304c19" style:font-weight-asian="normal" style:font-weight-complex="normal"/>
    </style:style>
    <style:style style:name="P45" style:family="paragraph" style:parent-style-name="Standard">
      <style:text-properties fo:font-variant="normal" fo:text-transform="none" fo:color="#000000" style:font-name="sans-serif" fo:font-size="10.5pt" fo:letter-spacing="normal" fo:font-style="normal" fo:font-weight="normal" officeooo:rsid="003107e6" officeooo:paragraph-rsid="003107e6" style:font-weight-asian="normal" style:font-weight-complex="normal"/>
    </style:style>
    <style:style style:name="P46" style:family="paragraph" style:parent-style-name="Standard">
      <style:text-properties fo:font-variant="normal" fo:text-transform="none" fo:color="#000000" style:font-name="sans-serif" fo:font-size="10.5pt" fo:letter-spacing="normal" fo:font-style="normal" fo:font-weight="normal" officeooo:rsid="0031ff63" officeooo:paragraph-rsid="0031ff63" style:font-weight-asian="normal" style:font-weight-complex="normal"/>
    </style:style>
    <style:style style:name="P47" style:family="paragraph" style:parent-style-name="Standard">
      <style:text-properties fo:font-variant="normal" fo:text-transform="none" fo:color="#000000" style:font-name="monospace" fo:font-size="10.5pt" fo:letter-spacing="normal" fo:font-style="normal" fo:font-weight="normal" officeooo:rsid="000f9d05" officeooo:paragraph-rsid="000f9d05"/>
    </style:style>
    <style:style style:name="P48" style:family="paragraph" style:parent-style-name="Standard">
      <style:text-properties fo:font-variant="normal" fo:text-transform="none" fo:color="#000000" style:font-name="monospace" fo:font-size="10.5pt" fo:letter-spacing="normal" fo:font-style="normal" fo:font-weight="normal" officeooo:rsid="0035d32e" officeooo:paragraph-rsid="0035d32e"/>
    </style:style>
    <style:style style:name="P49" style:family="paragraph" style:parent-style-name="Standard">
      <style:text-properties fo:font-variant="normal" fo:text-transform="none" fo:color="#000000" style:font-name="monospace" fo:font-size="10.5pt" fo:letter-spacing="normal" fo:font-style="normal" fo:font-weight="normal" officeooo:rsid="000dda69" officeooo:paragraph-rsid="000dda69"/>
    </style:style>
    <style:style style:name="P50" style:family="paragraph" style:parent-style-name="Standard">
      <style:text-properties fo:font-variant="normal" fo:text-transform="none" fo:color="#000000" style:font-name="monospace" fo:font-size="10.5pt" fo:letter-spacing="normal" fo:font-style="normal" fo:font-weight="normal" officeooo:rsid="0036bdd3" officeooo:paragraph-rsid="0036bdd3"/>
    </style:style>
    <style:style style:name="P51" style:family="paragraph" style:parent-style-name="Standard">
      <style:text-properties fo:font-variant="normal" fo:text-transform="none" fo:color="#000000" style:font-name="monospace" fo:font-size="10.5pt" fo:letter-spacing="normal" fo:font-style="normal" fo:font-weight="normal" officeooo:rsid="00393055" officeooo:paragraph-rsid="00393055" style:font-weight-asian="normal" style:font-weight-complex="normal"/>
    </style:style>
    <style:style style:name="P52" style:family="paragraph" style:parent-style-name="Standard">
      <style:text-properties fo:font-variant="normal" fo:text-transform="none" fo:color="#000000" style:font-name="monospace" fo:font-size="10.5pt" fo:letter-spacing="normal" fo:font-style="normal" fo:font-weight="normal" officeooo:rsid="003b0b1b" officeooo:paragraph-rsid="003b0b1b" style:font-weight-asian="normal" style:font-weight-complex="normal"/>
    </style:style>
    <style:style style:name="P53" style:family="paragraph" style:parent-style-name="Standard">
      <style:text-properties fo:font-variant="normal" fo:text-transform="none" fo:color="#000000" style:font-name="monospace" fo:font-size="10.5pt" fo:letter-spacing="normal" fo:font-style="normal" fo:font-weight="normal" officeooo:rsid="003cb65f" officeooo:paragraph-rsid="003cb65f"/>
    </style:style>
    <style:style style:name="P54" style:family="paragraph" style:parent-style-name="Standard">
      <style:text-properties fo:font-variant="normal" fo:text-transform="none" fo:color="#000000" style:font-name="monospace" fo:font-size="10.5pt" fo:letter-spacing="normal" fo:font-style="normal" fo:font-weight="bold" officeooo:rsid="002aa8b2" officeooo:paragraph-rsid="002aa8b2" style:font-weight-asian="bold" style:font-weight-complex="bold"/>
    </style:style>
    <style:style style:name="P55" style:family="paragraph" style:parent-style-name="Standard">
      <style:text-properties fo:font-variant="normal" fo:text-transform="none" fo:color="#000000" style:font-name="monospace" fo:font-size="10.5pt" fo:letter-spacing="normal" fo:font-style="normal" fo:font-weight="bold" officeooo:rsid="0035d32e" officeooo:paragraph-rsid="0035d32e" style:font-weight-asian="bold" style:font-weight-complex="bold"/>
    </style:style>
    <style:style style:name="P56" style:family="paragraph" style:parent-style-name="Standard">
      <style:text-properties fo:font-variant="normal" fo:text-transform="none" fo:color="#000000" style:font-name="monospace" fo:font-size="10.5pt" fo:letter-spacing="normal" fo:font-style="normal" fo:font-weight="bold" officeooo:rsid="000f9d05" officeooo:paragraph-rsid="000f9d05" style:font-weight-asian="bold" style:font-weight-complex="bold"/>
    </style:style>
    <style:style style:name="P57" style:family="paragraph" style:parent-style-name="Standard">
      <style:text-properties fo:font-variant="normal" fo:text-transform="none" fo:color="#000000" style:font-name="monospace" fo:font-size="10.5pt" fo:letter-spacing="normal" fo:font-style="normal" fo:font-weight="bold" officeooo:rsid="00393055" officeooo:paragraph-rsid="00393055" style:font-weight-asian="bold" style:font-weight-complex="bold"/>
    </style:style>
    <style:style style:name="P58" style:family="paragraph" style:parent-style-name="Standard">
      <style:text-properties fo:font-variant="normal" fo:text-transform="none" fo:color="#000000" style:font-name="monospace" fo:font-size="10.5pt" fo:letter-spacing="normal" fo:font-style="normal" fo:font-weight="bold" officeooo:rsid="003b0b1b" officeooo:paragraph-rsid="003b0b1b" style:font-weight-asian="bold" style:font-weight-complex="bold"/>
    </style:style>
    <style:style style:name="P59" style:family="paragraph" style:parent-style-name="Standard">
      <style:text-properties fo:font-variant="normal" fo:text-transform="none" fo:color="#000000" style:font-name="monospace" fo:font-size="10.5pt" fo:letter-spacing="normal" fo:font-style="normal" fo:font-weight="bold" officeooo:rsid="0036bdd3" officeooo:paragraph-rsid="0036bdd3"/>
    </style:style>
    <style:style style:name="P60" style:family="paragraph" style:parent-style-name="Standard">
      <style:text-properties fo:font-variant="normal" fo:text-transform="none" fo:color="#000000" style:font-name="monospace" fo:font-size="10.5pt" fo:letter-spacing="normal" fo:font-style="normal" fo:font-weight="bold" officeooo:rsid="003cb65f" officeooo:paragraph-rsid="003cb65f"/>
    </style:style>
    <style:style style:name="T1" style:family="text">
      <style:text-properties fo:font-weight="bold" style:font-weight-asian="bold" style:font-weight-complex="bold"/>
    </style:style>
    <style:style style:name="T2" style:family="text">
      <style:text-properties fo:font-weight="bold" officeooo:rsid="00147157" style:font-weight-asian="bold" style:font-weight-complex="bold"/>
    </style:style>
    <style:style style:name="T3" style:family="text">
      <style:text-properties officeooo:rsid="00147157"/>
    </style:style>
    <style:style style:name="T4" style:family="text">
      <style:text-properties officeooo:rsid="001d95e3"/>
    </style:style>
    <style:style style:name="T5" style:family="text">
      <style:text-properties officeooo:rsid="0025d072"/>
    </style:style>
    <style:style style:name="T6" style:family="text">
      <style:text-properties officeooo:rsid="00272ea4"/>
    </style:style>
    <style:style style:name="T7" style:family="text">
      <style:text-properties officeooo:rsid="002e68b1"/>
    </style:style>
    <style:style style:name="T8" style:family="text">
      <style:text-properties style:font-name="Noto Sans"/>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es programmation Shell</text:p>
      <text:p text:style-name="P39"/>
      <text:p text:style-name="P41">Raccourcis BASH :</text:p>
      <text:p text:style-name="P42"><text:span text:style-name="T1">Ctrl + a</text:span> : aller au début de la ligne</text:p>
      <text:p text:style-name="P42"><text:span text:style-name="T1">Ctrl + e </text:span>: aller à la fin de la ligne</text:p>
      <text:p text:style-name="P42"><text:span text:style-name="T1">Alt + b</text:span> : se déplacer mot par mot dans la ligne de commande en arrière (b pour backward)</text:p>
      <text:p text:style-name="P42"><text:span text:style-name="T1">Alt + f </text:span>: se déplacer mot par mot dans la ligne de commande en avant (f pour forward)</text:p>
      <text:p text:style-name="P42"><text:span text:style-name="T1">Ctrl + l </text:span>: effacer le contenu de l'écran</text:p>
      <text:p text:style-name="P42"><text:span text:style-name="T1">Ctrl + r </text:span>: rechercher une commande déjà tapée</text:p>
      <text:p text:style-name="P42"><text:span text:style-name="T1">Ctrl + c </text:span>: arrêter la commande en court</text:p>
      <text:p text:style-name="P42"><text:span text:style-name="T1">Ctrl + d</text:span> : quitter le shell en court</text:p>
      <text:p text:style-name="P39"/>
      <text:p text:style-name="P39"/>
      <text:p text:style-name="P40">En début de fichier ajouter un shebang ou sha-bang : </text:p>
      <text:p text:style-name="P1">#!/bin/bash</text:p>
      <text:p text:style-name="P39"/>
      <text:p text:style-name="P40">Pour donner le droit exécutable d’un fichier sh :</text:p>
      <text:p text:style-name="P1">$ chmod +x essai.sh</text:p>
      <text:p text:style-name="P1"/>
      <text:p text:style-name="P20">Pour exécuter : ajouter ./ devant le nom du fichier :</text:p>
      <text:p text:style-name="P1">$ ./essai.sh </text:p>
      <text:p text:style-name="P1"/>
      <text:p text:style-name="P1"><text:span text:style-name="T1">Pour exécution en mode debog :</text:span> </text:p>
      <text:p text:style-name="P1">$ bash -x essai.sh</text:p>
      <text:p text:style-name="P1"/>
      <text:p text:style-name="P1"><text:span text:style-name="T1">Pour créer sa propre commande : </text:span>il faut les placer dans un des répertoires du PATH.Par ex : /bin ou /usr/bin ou /usr/local/bin</text:p>
      <text:p text:style-name="P1"/>
      <text:p text:style-name="P59"><text:span text:style-name="T10">Pour lancer une commande dans un programme bash avec des variables :</text:span></text:p>
      <text:p text:style-name="P50">ACTION="$COMMAND $directory $file"</text:p>
      <text:p text:style-name="P50">bash &lt;&lt;&lt; "$ACTION"</text:p>
      <text:p text:style-name="P50"/>
      <text:p text:style-name="P60"><text:span text:style-name="T10">Imbrication de commandes : $(cmd $(cmd)) : exemple : </text:span></text:p>
      <text:p text:style-name="P53">echo $( ls $(pwd)/Documents)</text:p>
      <text:p text:style-name="P53"/>
      <text:p text:style-name="P50"/>
      <text:p text:style-name="P2"><text:span text:style-name="T1">Créer une variable </text:span>: message='Bonjour’</text:p>
      <text:p text:style-name="P2">Afficher avec echo</text:p>
      <text:p text:style-name="P2"/>
      <text:p text:style-name="P57">Pour supprimer une variable :</text:p>
      <text:p text:style-name="P51">unset &lt;varname&gt;</text:p>
      <text:p text:style-name="P21"/>
      <text:p text:style-name="P58">Pour rendre une variable utilisable par un processus fils :</text:p>
      <text:p text:style-name="P52">export &lt;varname&gt; </text:p>
      <text:p text:style-name="P52">à taper dans le processus parent : ex : dans le terminal on crée une variable et on l’exporte puis on lance un programme et dans ce programme i lpourra y avoir une utilisation de la variable $varname</text:p>
      <text:p text:style-name="P58"/>
      <text:p text:style-name="P21">Pour plusieurs lignes : </text:p>
      <text:p text:style-name="P2">$ echo -e "Message\nAutre ligne"</text:p>
      <text:p text:style-name="P2">Message</text:p>
      <text:p text:style-name="P2">Autre ligne</text:p>
      <text:p text:style-name="P2"/>
      <text:p text:style-name="P21">Pour afficher une variable, on utilise $ :</text:p>
      <text:p text:style-name="P2">message='Bonjour tout le monde'</text:p>
      <text:p text:style-name="P2">echo $message</text:p>
      <text:p text:style-name="P2"/>
      <text:p text:style-name="P2"><text:soft-page-break/></text:p>
      <text:p text:style-name="P2"/>
      <text:p text:style-name="P2"><text:span text:style-name="T1">Interpolation :</text:span> avec doubles quotes ou </text:p>
      <text:p text:style-name="P2">message='Bonjour tout le monde'</text:p>
      <text:p text:style-name="P2">echo "Le message est : $message"</text:p>
      <text:p text:style-name="P2"/>
      <text:p text:style-name="P2">Interpolation avec exécution : Un peu particulières, les back quotes demandent à bash d'exécuter ce qui se trouve à l'intérieur.</text:p>
      <text:p text:style-name="P2">message=`pwd`</text:p>
      <text:p text:style-name="P2">echo "Vous êtes dans le dossier $message"</text:p>
      <text:p text:style-name="P2"/>
      <text:p text:style-name="P2">=&gt; Vous êtes dans le dossier /home/mateo21/bin</text:p>
      <text:p text:style-name="P2"/>
      <text:p text:style-name="P23">Le signe $</text:p>
      <text:p text:style-name="P12"><text:span text:style-name="T1">$()</text:span> means: "first evaluate this, and then evaluate the rest of the line".</text:p>
      <text:p text:style-name="P12">Ex : echo $(pwd)/myFile.txt <text:s text:c="5"/>will be interpreted as</text:p>
      <text:p text:style-name="P12"><text:s text:c="5"/>echo /my/path/myFile.txt</text:p>
      <text:p text:style-name="P12"><text:span text:style-name="T1">${}</text:span> expands a variable.</text:p>
      <text:p text:style-name="P12">Ex:MY_VAR=toto</text:p>
      <text:p text:style-name="P12">echo ${MY_VAR}/myFile.txt</text:p>
      <text:p text:style-name="P12">will be interpreted as <text:s text:c="4"/>echo toto/myFile.txt</text:p>
      <text:p text:style-name="P2"/>
      <text:p text:style-name="P55">Arithmetic and basic calcultation</text:p>
      <text:p text:style-name="P48">To do basic calculations, you can enclose an expression inside $(( )):</text:p>
      <text:p text:style-name="P48"/>
      <text:p text:style-name="P48">user@host:~$ echo "42 - 10 is...$(( 42 - 10))"</text:p>
      <text:p text:style-name="P48">42 - 10 is...32</text:p>
      <text:p text:style-name="P24"/>
      <text:p text:style-name="P24"/>
      <text:p text:style-name="P24">Les paramètres spéciaux</text:p>
      <text:p text:style-name="P13">Ce sont en fait là aussi des variables réservées qui permettent pour certaines d'effectuer des traitements sur les paramètres eux-même. Ces paramètres sont les suivants : </text:p>
      <text:p text:style-name="P13"><text:span text:style-name="T1">$0</text:span> Contient le nom du script tel qu'il a été invoqué </text:p>
      <text:p text:style-name="P13"><text:span text:style-name="T1">$*</text:span> L'ensembles des paramètres sous la forme d'un seul argument </text:p>
      <text:p text:style-name="P13"><text:span text:style-name="T1">$@</text:span> L'ensemble des arguments, un argument par paramètre </text:p>
      <text:p text:style-name="P13"><text:span text:style-name="T1">$#</text:span> Le nombre de paramètres passés au script </text:p>
      <text:p text:style-name="P13"><text:span text:style-name="T1">$?</text:span> Le code retour de la dernière commande </text:p>
      <text:p text:style-name="P13"><text:span text:style-name="T1">$$</text:span> Le PID su shell qui exécute le script </text:p>
      <text:p text:style-name="P13"><text:span text:style-name="T1">$!</text:span> Le PID du dernier processus lancé en arrière-plan </text:p>
      <text:p text:style-name="P13"/>
      <text:p text:style-name="P24">Initialiser des paramètres avec set</text:p>
      <text:p text:style-name="P13">Il est possible d'affecter directement des paramètres au shell grâce à la commande set </text:p>
      <text:p text:style-name="P13">Une simple commande tel que : set param1 param2 param3initialisera automatiquement les paramètres positionnels $1, $2, $3 avec les valeurs param1, param2, param3, effaçant de ce fait les anciennes valeurs si toutefois elles existaient. Les paramètres spéciaux $#, $* et $@ sont automatiquement mis à jours en conséquence. </text:p>
      <text:p text:style-name="P13">Cette fonctionnalité peut s'avérer utile dans le traitement de fichiers ligne par ligne afin d'isoler chaque mot (champ), et d'en formater la sortie. </text:p>
      <text:p text:style-name="P13"/>
      <text:p text:style-name="P13">$ IFS=":"; set $(grep $USER /etc/passwd)</text:p>
      <text:p text:style-name="P13">$ echo -e "Login :\t$1\nNom :\t$5\nID :\t$3\nGroup :\t$4\nShell :\t$7"</text:p>
      <text:p text:style-name="P13"/>
      <text:p text:style-name="P13">Login : jp</text:p>
      <text:p text:style-name="P13">Nom : Jean-Philippe</text:p>
      <text:p text:style-name="P13">ID : 500</text:p>
      <text:p text:style-name="P13"><text:soft-page-break/>Group : 500</text:p>
      <text:p text:style-name="P13">Shell : /bin/bash</text:p>
      <text:p text:style-name="P13"/>
      <text:p text:style-name="P25">Utiliser printf plutôt que echo pour formatter l’affichage :</text:p>
      <text:p text:style-name="P14"><text:a xlink:type="simple" xlink:href="https://linuxconfig.org/bash-printf-syntax-basics-with-examples" text:style-name="Internet_20_link" text:visited-style-name="Visited_20_Internet_20_Link">https://linuxconfig.org/bash-printf-syntax-basics-with-examples</text:a></text:p>
      <text:p text:style-name="P14"/>
      <text:p text:style-name="P14"/>
      <text:p text:style-name="P21">Demander une saisie : read :</text:p>
      <text:p text:style-name="P2">read nom</text:p>
      <text:p text:style-name="P2">echo "Bonjour $nom !"</text:p>
      <text:p text:style-name="P2"/>
      <text:p text:style-name="P2">On peut demander de saisir autant de variables d'affilée que l'on souhaite. (Rq : saisie en une fois par mots sauf pour les derniers mots si plus nombreux que les variables) </text:p>
      <text:p text:style-name="P2">read nom prenom</text:p>
      <text:p text:style-name="P2">echo "Bonjour $nom $prenom !"</text:p>
      <text:p text:style-name="P2"/>
      <text:p text:style-name="P2">Avec message (prompt) : read -p : </text:p>
      <text:p text:style-name="P2">read -p 'Entrez votre nom : ' nom</text:p>
      <text:p text:style-name="P2"/>
      <text:p text:style-name="P2">limiter le nombred e caractères : -n </text:p>
      <text:p text:style-name="P2">read -p 'Entrez votre login (5 caractères max) : ' -n 5 nom</text:p>
      <text:p text:style-name="P2">echo -e "\nBonjour $nom !"</text:p>
      <text:p text:style-name="P2"/>
      <text:p text:style-name="P3">masquer les caractères saisis : -s</text:p>
      <text:p text:style-name="P3">read -p 'Entrez votre mot de passe : ' -s pass</text:p>
      <text:p text:style-name="P3"/>
      <text:p text:style-name="P22">Effectuer des opérations mathématiques : let</text:p>
      <text:p text:style-name="P3">let "a = 5"</text:p>
      <text:p text:style-name="P3">let "b = 2"</text:p>
      <text:p text:style-name="P3">let "c = a + b"</text:p>
      <text:p text:style-name="P3">echo $c</text:p>
      <text:p text:style-name="P3"/>
      <text:p text:style-name="P3">commandes : + - * / **(puissance) %(modulo)</text:p>
      <text:p text:style-name="P3">let "a = a * 3" <text:s/>est équivalent à let "a *= 3"</text:p>
      <text:p text:style-name="P3"/>
      <text:p text:style-name="P3"><text:span text:style-name="T1">Les variables d'environnement</text:span> sont des variables que l'on peut utiliser dans n'importe quel programme. On parle aussi parfois de variables globales. Vous pouvez afficher toutes celles que vous avez actuellement en mémoire avec la commande env</text:p>
      <text:p text:style-name="P3"/>
      <text:p text:style-name="P22">Exécuter une commande bash avec des paramètres :</text:p>
      <text:p text:style-name="P3">./variables.sh param1 param2 param3</text:p>
      <text:p text:style-name="P3"/>
      <text:p text:style-name="P22">Pour utiliser les paramètres : </text:p>
      <text:p text:style-name="P4">des variables sont automatiquement c<text:span text:style-name="T5">r</text:span>é<text:span text:style-name="T6">e</text:span>es :</text:p>
      <text:p text:style-name="P3">$# : contient le nombre de paramètres ;</text:p>
      <text:p text:style-name="P3">$0 : contient le nom du script exécuté (ici ./variables.sh) ;</text:p>
      <text:p text:style-name="P3">$1 : contient le premier paramètre ;</text:p>
      <text:p text:style-name="P3">$2 : contient le second paramètre ;</text:p>
      <text:p text:style-name="P3">… ;</text:p>
      <text:p text:style-name="P3">$9 : contient le 9e paramètre.</text:p>
      <text:p text:style-name="P3"/>
      <text:p text:style-name="P22">Variables tableaux : </text:p>
      <text:p text:style-name="P3">tableau=('valeur0' 'valeur1' 'valeur2')</text:p>
      <text:p text:style-name="P3"/>
      <text:p text:style-name="P3">Pour appeler une valeur du tableau : </text:p>
      <text:p text:style-name="P3">${tableau[2]}</text:p>
      <text:p text:style-name="P3"/>
      <text:p text:style-name="P3"><text:soft-page-break/>Définir une valeur du tableau : </text:p>
      <text:p text:style-name="P3">tableau[2]='valeur2'</text:p>
      <text:p text:style-name="P3"/>
      <text:p text:style-name="P3">Afficher l'ensemble du contenu du tableau d'un seul coup :</text:p>
      <text:p text:style-name="P3">${tableau[*]}</text:p>
      <text:p text:style-name="P3"/>
      <text:p text:style-name="P15">When you quote an array variable and use @ as a subscript, each element of the array is expanded to its full content regardless of whitespace (actually, one of $IFS) that may be present within that content. When you use the asterisk (*) as the subscript (regardless of whether it's quoted or not) it may expand to new content created by breaking up each array element's content at $IFS.</text:p>
      <text:p text:style-name="P15"/>
      <text:p text:style-name="P15">Here's the example script:</text:p>
      <text:p text:style-name="P15"/>
      <text:p text:style-name="P15">#!/bin/sh</text:p>
      <text:p text:style-name="P15"/>
      <text:p text:style-name="P15">myarray[0]="one"</text:p>
      <text:p text:style-name="P15">myarray[1]="two"</text:p>
      <text:p text:style-name="P15">myarray[3]="three four"</text:p>
      <text:p text:style-name="P15"/>
      <text:p text:style-name="P15">echo "with quotes around myarray[*]"</text:p>
      <text:p text:style-name="P15">for x in "${myarray[*]}"; do</text:p>
      <text:p text:style-name="P15"><text:s text:c="8"/>echo "ARG[*]: '$x'"</text:p>
      <text:p text:style-name="P15">done</text:p>
      <text:p text:style-name="P15"/>
      <text:p text:style-name="P15">echo "with quotes around myarray[@]"</text:p>
      <text:p text:style-name="P15">for x in "${myarray[@]}"; do</text:p>
      <text:p text:style-name="P15"><text:s text:c="8"/>echo "ARG[@]: '$x'"</text:p>
      <text:p text:style-name="P15">done</text:p>
      <text:p text:style-name="P15"/>
      <text:p text:style-name="P15">echo "without quotes around myarray[*]"</text:p>
      <text:p text:style-name="P15">for x in ${myarray[*]}; do</text:p>
      <text:p text:style-name="P15"><text:s text:c="8"/>echo "ARG[*]: '$x'"</text:p>
      <text:p text:style-name="P15">done</text:p>
      <text:p text:style-name="P15"/>
      <text:p text:style-name="P15">echo "without quotes around myarray[@]"</text:p>
      <text:p text:style-name="P15">for x in ${myarray[@]}; do</text:p>
      <text:p text:style-name="P15"><text:s text:c="8"/>echo "ARG[@]: '$x'"</text:p>
      <text:p text:style-name="P15">done</text:p>
      <text:p text:style-name="P15">And here's it's output:</text:p>
      <text:p text:style-name="P15"/>
      <text:p text:style-name="P15">with quotes around myarray[*]</text:p>
      <text:p text:style-name="P15">ARG[*]: 'one two three four'</text:p>
      <text:p text:style-name="P15">with quotes around myarray[@]</text:p>
      <text:p text:style-name="P15">ARG[@]: 'one'</text:p>
      <text:p text:style-name="P15">ARG[@]: 'two'</text:p>
      <text:p text:style-name="P15">ARG[@]: 'three four'</text:p>
      <text:p text:style-name="P15">without quotes around myarray[*]</text:p>
      <text:p text:style-name="P15">ARG[*]: 'one'</text:p>
      <text:p text:style-name="P15">ARG[*]: 'two'</text:p>
      <text:p text:style-name="P15">ARG[*]: 'three'</text:p>
      <text:p text:style-name="P15">ARG[*]: 'four'</text:p>
      <text:p text:style-name="P15">without quotes around myarray[@]</text:p>
      <text:p text:style-name="P15">ARG[@]: 'one'</text:p>
      <text:p text:style-name="P15">ARG[@]: 'two'</text:p>
      <text:p text:style-name="P15">ARG[@]: 'three'</text:p>
      <text:p text:style-name="P15">ARG[@]: 'four'</text:p>
      <text:p text:style-name="P15"/>
      <text:p text:style-name="P38"><text:soft-page-break/>"$*" creates one argument, while "$@" will expand into separate arguments</text:p>
      <text:p text:style-name="P16"/>
      <text:p text:style-name="P16">$LIST=(1 2 3)</text:p>
      <text:p text:style-name="P16">$for i in "${LIST[@]}"; do</text:p>
      <text:p text:style-name="P16">$ echo "example.$i"</text:p>
      <text:p text:style-name="P16">$done</text:p>
      <text:p text:style-name="P16"/>
      <text:p text:style-name="P16">example.1</text:p>
      <text:p text:style-name="P16">example.2</text:p>
      <text:p text:style-name="P16">example.3</text:p>
      <text:p text:style-name="P16"/>
      <text:p text:style-name="P16">$LIST=(1 2 3)</text:p>
      <text:p text:style-name="P16">$for i in "${LIST[*]}"; do</text:p>
      <text:p text:style-name="P16">$ echo "example.$i"</text:p>
      <text:p text:style-name="P16">$done</text:p>
      <text:p text:style-name="P16"/>
      <text:p text:style-name="P16">example.1 2 3</text:p>
      <text:p text:style-name="P16"/>
      <text:p text:style-name="P17"><text:span text:style-name="T3">Les c</text:span>ondition<text:span text:style-name="T3">s</text:span> : </text:p>
      <text:p text:style-name="P5">if [ test ]</text:p>
      <text:p text:style-name="P5">then</text:p>
      <text:p text:style-name="P5"><text:s text:c="8"/>echo "C'est vrai"</text:p>
      <text:p text:style-name="P5">fi</text:p>
      <text:p text:style-name="P5"/>
      <text:p text:style-name="P5">NB : espaces dans les crochets</text:p>
      <text:p text:style-name="P5">Autre façon : </text:p>
      <text:p text:style-name="P5">if [ test ]; then</text:p>
      <text:p text:style-name="P5"><text:s text:c="8"/>echo "C'est vrai"</text:p>
      <text:p text:style-name="P5">fi</text:p>
      <text:p text:style-name="P5"/>
      <text:p text:style-name="P5">Avec alternative : </text:p>
      <text:p text:style-name="P5">if [ test ]</text:p>
      <text:p text:style-name="P5">then</text:p>
      <text:p text:style-name="P5"><text:s text:c="8"/>echo "C'est vrai"</text:p>
      <text:p text:style-name="P5">else</text:p>
      <text:p text:style-name="P5"><text:s text:c="8"/>echo "C'est faux"</text:p>
      <text:p text:style-name="P5">fi</text:p>
      <text:p text:style-name="P5"/>
      <text:p text:style-name="P5">Avec plusieurs conditions à la suite : </text:p>
      <text:p text:style-name="P6">if [ test ]<text:span text:style-name="T7">printf "%s\n" *</text:span></text:p>
      <text:p text:style-name="P5">then</text:p>
      <text:p text:style-name="P5"><text:s text:c="8"/>echo "Le premier test a été vérifié"</text:p>
      <text:p text:style-name="P5">elif [ autre_test ]</text:p>
      <text:p text:style-name="P5">then</text:p>
      <text:p text:style-name="P5"><text:s text:c="8"/>echo "Le second test a été vérifié"</text:p>
      <text:p text:style-name="P5">elif [ encore_autre_test ]</text:p>
      <text:p text:style-name="P5">then</text:p>
      <text:p text:style-name="P5"><text:s text:c="8"/>echo "Le troisième test a été vérifié"</text:p>
      <text:p text:style-name="P5">else</text:p>
      <text:p text:style-name="P5"><text:s text:c="8"/>echo "Aucun des tests précédents n'a été vérifié"</text:p>
      <text:p text:style-name="P5">fi</text:p>
      <text:p text:style-name="P17"><text:span text:style-name="T3">Les c</text:span>ondition<text:span text:style-name="T3">s</text:span> : </text:p>
      <text:p text:style-name="P17">Tests sur chaines de caractères:</text:p>
      <text:p text:style-name="P5">$chaine1 = $chaine2</text:p>
      <text:p text:style-name="P5">$chaine1!= $chaine2 <text:s text:c="2"/>pour vérifier si 2 chaines sont différentes</text:p>
      <text:p text:style-name="P5">-z $chaine <text:s text:c="3"/>pour vérifier si la chaine est vide</text:p>
      <text:p text:style-name="P5">-n $chaine <text:s text:c="2"/>pour vérifier si la chaine est non vide</text:p>
      <text:p text:style-name="P5"/>
      <text:p text:style-name="P17">Tests sur nombres : </text:p>
      <text:p text:style-name="P5"><text:soft-page-break/>$num1 -eq $num2 <text:s/></text:p>
      <text:p text:style-name="P5">=&gt; Vérifie si les nombres sont égaux (equal). À ne pas confondre avec le « = » qui, lui, compare deux chaînes de caractères.</text:p>
      <text:p text:style-name="P5"/>
      <text:p text:style-name="P5">$num1 -ne $num2</text:p>
      <text:p text:style-name="P5">=&gt; Vérifie si les nombres sont différents (nonequal).</text:p>
      <text:p text:style-name="P5">Encore une fois, ne confondez pas avec « != » qui est censé être utilisé sur des chaînes de caractères.</text:p>
      <text:p text:style-name="P5"/>
      <text:p text:style-name="P5">$num1 -lt $num2</text:p>
      <text:p text:style-name="P5">=&gt; Vérifie sinum1est inférieur ( &lt; ) ànum2(lowerthan).</text:p>
      <text:p text:style-name="P5"/>
      <text:p text:style-name="P5">$num1 -le $num2</text:p>
      <text:p text:style-name="P5">=&gt; Vérifie sinum1est inférieur ou égal ( &lt;= ) ànum2(lowerorequal).</text:p>
      <text:p text:style-name="P5"/>
      <text:p text:style-name="P5">$num1 -gt $num2</text:p>
      <text:p text:style-name="P5">=&gt; Vérifie sinum1est supérieur ( &gt; ) ànum2(greaterthan).</text:p>
      <text:p text:style-name="P5"/>
      <text:p text:style-name="P5">$num1 -ge $num2</text:p>
      <text:p text:style-name="P5">=&gt; Vérifie sinum1est supérieur ou égal ( &gt;= ) ànum2(greaterorequal).</text:p>
      <text:p text:style-name="P5"/>
      <text:p text:style-name="P17">Tests sur fichiers : </text:p>
      <text:p text:style-name="P5">-e $nomfichier</text:p>
      <text:p text:style-name="P5">=&gt; Vérifie si le fichier existe.</text:p>
      <text:p text:style-name="P5"/>
      <text:p text:style-name="P5">-d $nomfichier</text:p>
      <text:p text:style-name="P5">=&gt; Vérifie si le fichier est un répertoire. N'oubliez pas que sous Linux, tout est considéré comme un fichier, même un répertoire !</text:p>
      <text:p text:style-name="P5"/>
      <text:p text:style-name="P5">-f $nomfichier</text:p>
      <text:p text:style-name="P5">=&gt; Vérifie si le fichier est un… fichier. Un vrai fichier cette fois, pas un dossier.</text:p>
      <text:p text:style-name="P5"/>
      <text:p text:style-name="P5">-L $nomfichier</text:p>
      <text:p text:style-name="P5">=&gt; Vérifie si le fichier est un lien symbolique (raccourci).</text:p>
      <text:p text:style-name="P5"/>
      <text:p text:style-name="P5">-r $nomfichier</text:p>
      <text:p text:style-name="P5"><text:span text:style-name="T2">Les c</text:span><text:span text:style-name="T1">ondition</text:span><text:span text:style-name="T2">s</text:span><text:span text:style-name="T1"> : </text:span>=&gt;Vérifie si le fichier est lisible (r).</text:p>
      <text:p text:style-name="P5"/>
      <text:p text:style-name="P5">-w $nomfichier</text:p>
      <text:p text:style-name="P5">=&gt; Vérifie si le fichier est modifiable (w).</text:p>
      <text:p text:style-name="P5"/>
      <text:p text:style-name="P5">-x $nomfichier</text:p>
      <text:p text:style-name="P5">=&gt; Vérifie si le fichier est exécutable (x).</text:p>
      <text:p text:style-name="P5"/>
      <text:p text:style-name="P5">$fichier1 -nt $fichier2</text:p>
      <text:p text:style-name="P5">=&gt; Vérifie sifichier1est plus récent quefichier2(newerthan).</text:p>
      <text:p text:style-name="P5"/>
      <text:p text:style-name="P5">$fichier1 -ot $fichier2</text:p>
      <text:p text:style-name="P5">=&gt; Vérifie si fichier1 est plus vieux que fichier2 (olderthan).</text:p>
      <text:p text:style-name="P5"/>
      <text:p text:style-name="P5"/>
      <text:p text:style-name="P5">Lier des tests : </text:p>
      <text:p text:style-name="P5">&amp;&amp; : signifie « et »</text:p>
      <text:p text:style-name="P5">|| : signifie « ou »</text:p>
      <text:p text:style-name="P5">exemple : </text:p>
      <text:p text:style-name="P5">if [ $# -ge 1 ] &amp;&amp; [ $1 = 'koala' ]</text:p>
      <text:p text:style-name="P5"/>
      <text:p text:style-name="P5">Inverser un test : !</text:p>
      <text:p text:style-name="P5"><text:soft-page-break/>if [ ! -e fichier ]</text:p>
      <text:p text:style-name="P5"/>
      <text:p text:style-name="P5"/>
      <text:p text:style-name="P7">CASE : </text:p>
      <text:p text:style-name="P7">#!/bin/bash</text:p>
      <text:p text:style-name="P7"/>
      <text:p text:style-name="P7">case $1 in</text:p>
      <text:p text:style-name="P7"><text:s text:c="8"/>"Bruno")</text:p>
      <text:p text:style-name="P7"><text:s text:c="16"/>echo "Salut Bruno !"</text:p>
      <text:p text:style-name="P7"><text:s text:c="16"/>;;</text:p>
      <text:p text:style-name="P7"><text:s text:c="8"/>"Michel")</text:p>
      <text:p text:style-name="P7"><text:s text:c="16"/>echo "Bien le bonjour Michel"</text:p>
      <text:p text:style-name="P7"><text:s text:c="16"/>;;</text:p>
      <text:p text:style-name="P7"><text:s text:c="8"/>"Jean")</text:p>
      <text:p text:style-name="P7"><text:s text:c="16"/>echo "Hé Jean, ça va ?"</text:p>
      <text:p text:style-name="P7"><text:s text:c="16"/>;;</text:p>
      <text:p text:style-name="P7"><text:s text:c="8"/>*)</text:p>
      <text:p text:style-name="P7"><text:s text:c="16"/>echo "J'te connais pas, ouste !"</text:p>
      <text:p text:style-name="P7"><text:s text:c="16"/>;;</text:p>
      <text:p text:style-name="P7">esac</text:p>
      <text:p text:style-name="P7"/>
      <text:p text:style-name="P7"/>
      <text:p text:style-name="P7">NB : Si la condition est vérifiée, tout ce qui suit est exécuté jusqu'au prochain double point-virgule</text:p>
      <text:p text:style-name="P7">NB : *) c’est le else du case</text:p>
      <text:p text:style-name="P7">NB : "B*" pour tous les mots commençant par B</text:p>
      <text:p text:style-name="P8">NB : Nous pouvons aussi faire des « ou » dans uncase. Dans ce cas, petit piège, il ne faut pas mettre deux||mais un seul !</text:p>
      <text:p text:style-name="P8">case $1 in</text:p>
      <text:p text:style-name="P8"><text:s text:c="8"/>"Chien" | "Chat" | "Souris")</text:p>
      <text:p text:style-name="P8"><text:s text:c="16"/>echo "C'est un mammifère"</text:p>
      <text:p text:style-name="P8"><text:s text:c="16"/>;;</text:p>
      <text:p text:style-name="P8"/>
      <text:p text:style-name="P8"/>
      <text:p text:style-name="P18">Les boucles : </text:p>
      <text:p text:style-name="P8">while [ test ]</text:p>
      <text:p text:style-name="P9">do<text:span text:style-name="T4">https://encrypted-tbn0.gstatic.com/images?q=tbn:ANd9GcR4p--9HcjEC5YSYPfosR6Zlt_UFpM9tJoBz_ErallCDCVlD9hC</text:span></text:p>
      <text:p text:style-name="P8"><text:s text:c="8"/>echo 'Action en boucle'</text:p>
      <text:p text:style-name="P8">done</text:p>
      <text:p text:style-name="P8"/>
      <text:p text:style-name="P8"/>
      <text:p text:style-name="P8">ou </text:p>
      <text:p text:style-name="P8"/>
      <text:p text:style-name="P8">while [ test ]; do</text:p>
      <text:p text:style-name="P8">echo 'Action en boucle'</text:p>
      <text:p text:style-name="P8">done</text:p>
      <text:p text:style-name="P8"/>
      <text:p text:style-name="P18">Autre façon : until :</text:p>
      <text:p text:style-name="P8">until [ test ]; do</text:p>
      <text:p text:style-name="P8">echo 'Action en boucle'</text:p>
      <text:p text:style-name="P8">done</text:p>
      <text:p text:style-name="P8"/>
      <text:p text:style-name="P18">Boucler sur une liste de valeurs : for</text:p>
      <text:p text:style-name="P10">for variable in 'valeur1' 'valeur2' 'valeur3'</text:p>
      <text:p text:style-name="P10">do</text:p>
      <text:p text:style-name="P10"><text:s text:c="8"/>echo "La variable vaut $variable"</text:p>
      <text:p text:style-name="P10">done</text:p>
      <text:p text:style-name="P10"/>
      <text:p text:style-name="P18"><text:soft-page-break/>Autre exemple : </text:p>
      <text:p text:style-name="P10">#!/bin/bash</text:p>
      <text:p text:style-name="P10"/>
      <text:p text:style-name="P10">liste_fichiers=`ls`</text:p>
      <text:p text:style-name="P10"/>
      <text:p text:style-name="P10">for fichier in $liste_fichiers</text:p>
      <text:p text:style-name="P10">do</text:p>
      <text:p text:style-name="P10"><text:s text:c="8"/>echo "Fichier trouvé : $fichier"</text:p>
      <text:p text:style-name="P10">done</text:p>
      <text:p text:style-name="P10"/>
      <text:p text:style-name="P18">Autre exemple avec exécution et renommage de fichier : </text:p>
      <text:p text:style-name="P10">#!/bin/bash</text:p>
      <text:p text:style-name="P10"/>
      <text:p text:style-name="P10">for fichier in `ls`</text:p>
      <text:p text:style-name="P10">do</text:p>
      <text:p text:style-name="P10"><text:s text:c="8"/>mv $fichier $fichier-old</text:p>
      <text:p text:style-name="P10">done</text:p>
      <text:p text:style-name="P10"/>
      <text:p text:style-name="P18">Boucle for avec une suite de nombre : on triche avec seq</text:p>
      <text:p text:style-name="P10">#!/bin/bash</text:p>
      <text:p text:style-name="P10">for i in `seq 1 10`;</text:p>
      <text:p text:style-name="P10">do</text:p>
      <text:p text:style-name="P10"><text:s text:c="8"/>echo $i</text:p>
      <text:p text:style-name="P10">done</text:p>
      <text:p text:style-name="P10"/>
      <text:p text:style-name="P18">Les fonctions</text:p>
      <text:p text:style-name="P18">2 façons de déclarer une fonction : </text:p>
      <text:p text:style-name="P10"># déclaration méthode 1</text:p>
      <text:p text:style-name="P10">maFonction ()</text:p>
      <text:p text:style-name="P10"/>
      <text:p text:style-name="P10">{</text:p>
      <text:p text:style-name="P10">bloc d’instructions </text:p>
      <text:p text:style-name="P10">}</text:p>
      <text:p text:style-name="P10"/>
      <text:p text:style-name="P10">#appel de ma fonction</text:p>
      <text:p text:style-name="P10"/>
      <text:p text:style-name="P10">maFonction</text:p>
      <text:p text:style-name="P10"/>
      <text:p text:style-name="P10"># déclaration méthode 2</text:p>
      <text:p text:style-name="P10"/>
      <text:p text:style-name="P10">function maFonction</text:p>
      <text:p text:style-name="P10"/>
      <text:p text:style-name="P10">{</text:p>
      <text:p text:style-name="P10">bloc d’instructions </text:p>
      <text:p text:style-name="P10">}</text:p>
      <text:p text:style-name="P10"/>
      <text:p text:style-name="P10">#appel de la fonction</text:p>
      <text:p text:style-name="P10"/>
      <text:p text:style-name="P10">maFonction</text:p>
      <text:p text:style-name="P10"/>
      <text:p text:style-name="P10"/>
      <text:p text:style-name="P19">Les chevrons</text:p>
      <text:p text:style-name="P11">&gt; nomdufichier</text:p>
      <text:p text:style-name="P11">si le fichier existe, efface son contenu (écrase)</text:p>
      <text:p text:style-name="P11">sinon le crée</text:p>
      <text:p text:style-name="P11"/>
      <text:p text:style-name="P11">idem touch mais touch met à jour le datetime d’accès mais n’écrase pas.</text:p>
      <text:p text:style-name="P19"/>
      <text:p text:style-name="P19">Redirections</text:p>
      <text:p text:style-name="P11"><text:soft-page-break/>on redirige l’affichage de l’écran vers un fichier une imprimante ou un autre périphérique, les messages d’erreur vers un autre fichier, remplace la saisie clavier par le contenu d’un fichier.</text:p>
      <text:p text:style-name="P11">Unix utilise des canaux d'entrées/sorties pour lire et écrire ses données. </text:p>
      <text:p text:style-name="P11">Par défaut le canal d'entrée est le clavier, et le canal de sortie, l'écran. </text:p>
      <text:p text:style-name="P11">Un troisième canal, le canal d'erreur, est aussi redirigé vers l'écran.</text:p>
      <text:p text:style-name="P11"/>
      <text:p text:style-name="P11">Wc nomdufichier =&gt; pour word count </text:p>
      <text:p text:style-name="P11">wc -l (lignes)</text:p>
      <text:p text:style-name="P11">wc -w (word)</text:p>
      <text:p text:style-name="P11">wc -c (octet)</text:p>
      <text:p text:style-name="P11">wc -m (nombre de caractères)</text:p>
      <text:p text:style-name="P19"/>
      <text:p text:style-name="P26">Les commandes qui attendent des données ou des paramètres depuis le clavier peuvent aussi en recevoir depuis un fichier, à l'aide du caractère inverse :</text:p>
      <text:p text:style-name="P26">exemple : </text:p>
      <text:p text:style-name="P26">wc &lt; ~/dossier1/test1.txt</text:p>
      <text:p text:style-name="P26"/>
      <text:p text:style-name="P32">Sortie simple : </text:p>
      <text:p text:style-name="P26">ls -l dossier1 &gt; resultat.txt</text:p>
      <text:p text:style-name="P26"/>
      <text:p text:style-name="P32">Sortie ajoutée :</text:p>
      <text:p text:style-name="P26">Pour ne rien effacer et/ou ajouter des données à la suite du fichier resultat.txt on utilise la double redirection : &gt;&gt;</text:p>
      <text:p text:style-name="P26"/>
      <text:p text:style-name="P32">Les canaux:</text:p>
      <text:p text:style-name="P27">Le canal d' entrée standard se nomme « stdin » et porte le descripteur 0.</text:p>
      <text:p text:style-name="P27">Le canal de sortie standard se nomme « stdout » et porte le descripteur 1.</text:p>
      <text:p text:style-name="P27">La canal d' erreur standard se nomme « stderr » et porte le descripteur 2.</text:p>
      <text:p text:style-name="P28">Exemples : si dossier3 n’existe pas :</text:p>
      <text:p text:style-name="P28">rmdir dossier3 2&gt;error.log</text:p>
      <text:p text:style-name="P28">cat error.log </text:p>
      <text:p text:style-name="P28">=&gt; rmdir: échec de suppression de « dossier3 »: Aucun fichier ou dossier de ce type</text:p>
      <text:p text:style-name="P28"/>
      <text:p text:style-name="P28"><text:span text:style-name="T1">Sortie dirigée :</text:span> </text:p>
      <text:p text:style-name="P28">2&gt;</text:p>
      <text:p text:style-name="P33">Sorties doubles</text:p>
      <text:p text:style-name="P28">ls -l dossier3 &gt; resultat.txt 2&gt; error.log</text:p>
      <text:p text:style-name="P28">ls -l dossier3 &gt;&gt; resultat.txt 2&gt;&gt; error.log</text:p>
      <text:p text:style-name="P33">Sorties fusionnées</text:p>
      <text:p text:style-name="P28">Il est possible de fusionner les sorties dans un seul et même fichier</text:p>
      <text:p text:style-name="P28">ls -l dossier4 &gt; resultat.txt 2&gt;&amp;1</text:p>
      <text:p text:style-name="P28">ls -l dossier4 &gt;&gt; resultat.txt 2&gt;&gt;&amp;1</text:p>
      <text:p text:style-name="P28">Cela a pour effet de rediriger toute la sortie d'erreurs dans la sortie standard</text:p>
      <text:p text:style-name="P33">Entrées et sorties</text:p>
      <text:p text:style-name="P28">On peut aussi utiliser à la fois les deux types de redirection.</text:p>
      <text:p text:style-name="P28">wc &lt; resultat.txt &gt; comptes.txt</text:p>
      <text:p text:style-name="P28"/>
      <text:p text:style-name="P35">Triple chevron &lt;&lt;&lt;</text:p>
      <text:p text:style-name="P31">cmd=<text:span text:style-name="T8">"ls"</text:span></text:p>
      <text:p text:style-name="P37">bash $cmd <text:s/># ne fonctionne pas</text:p>
      <text:p text:style-name="P31">Ce qui fonctionne :</text:p>
      <text:p text:style-name="P31">bash &lt;&lt;&lt; $cmd</text:p>
      <text:p text:style-name="P31">bash &lt;&lt;&lt; <text:span text:style-name="T8">"$cmd"</text:span></text:p>
      <text:p text:style-name="P37"/>
      <text:p text:style-name="P33">Filtres</text:p>
      <text:p text:style-name="P28"/>
      <text:p text:style-name="P28"><text:soft-page-break/><text:span text:style-name="T1">more (affiche les données page par page)</text:span> : Le programme more est le plus souvent utilisé comme filtre par un pipe pour limiter l'affichage par pages d'écran de la sortie d'une commande un peu trop volubile. </text:p>
      <text:p text:style-name="P28">Ex : dmesg | more -d</text:p>
      <text:p text:style-name="P28"/>
      <text:p text:style-name="P33">sort (tri des données)</text:p>
      <text:p text:style-name="P33"/>
      <text:p text:style-name="P28"><text:span text:style-name="T1">grep (critères de recherche) :</text:span> grep vient de la contraction de Get Regular Expression Print, Print signifiant l'affichage.</text:p>
      <text:p text:style-name="P28">La commande suivante présente toutes les lignes du fichier essai.txt qui contiennent le caractère “c” : grep c ~/test1/essai.txt</text:p>
      <text:p text:style-name="P28">L'option -n ajoute le numéro de ligne</text:p>
      <text:p text:style-name="P28">L'option -i permet d'ignorer la casse</text:p>
      <text:p text:style-name="P28">L'option -v fait la négation, c'est-à-dire qu'elle affiche toutes les lignes, SAUF celles qui contiennent la chaîne de caractères donnée.</text:p>
      <text:p text:style-name="P28">L'option -c ne donne que le nombre de lignes où la chaîne apparaît sans afficher ces lignes.</text:p>
      <text:p text:style-name="P28"/>
      <text:p text:style-name="P28"/>
      <text:p text:style-name="P33">pipe ou tube (|)</text:p>
      <text:p text:style-name="P28">Les redirections d'entrée/sortie2) permettent de rediriger les résultats vers un fichier. </text:p>
      <text:p text:style-name="P28">Ce fichier peut ensuite être réinjecté dans un filtre pour en extraire d'autres résultats.</text:p>
      <text:p text:style-name="P28">Cela oblige à taper deux lignes :</text:p>
      <text:p text:style-name="P28"/>
      <text:p text:style-name="P28">une pour la redirection vers un fichier,</text:p>
      <text:p text:style-name="P28">l'autre pour rediriger ce fichier vers le filtre.</text:p>
      <text:p text:style-name="P28"/>
      <text:p text:style-name="P28">Les tubes ou pipes permettent de rediriger directement le canal de sortie → d'une commande vers → le canal d'entrée d'autre.</text:p>
      <text:p text:style-name="P28">ls -l &gt; resultat.txt</text:p>
      <text:p text:style-name="P28">wc &lt; resultat.txt</text:p>
      <text:p text:style-name="P28">équivalents à :</text:p>
      <text:p text:style-name="P28">ls -l | wc</text:p>
      <text:p text:style-name="P28"/>
      <text:p text:style-name="P29"/>
      <text:p text:style-name="P34">Enchaîner des commandes</text:p>
      <text:p text:style-name="P29"/>
      <text:p text:style-name="P30">Dans d'autres cas, il peut être intéressant d'exécuter une commande uniquement si la commande précédente ne se déroule pas correctement au lieu de mettre fin à toute la ligne de commande. Cela est possible avec les caractères "||".</text:p>
      <text:p text:style-name="P30"/>
      <text:p text:style-name="P30">Par exemple si l'on souhaite, comme auparavant, voir si un dossier existe et si c'est le cas y créer un fichier. On peut également vouloir créer le dossier si il n'est pas encore présent :</text:p>
      <text:p text:style-name="P30"/>
      <text:p text:style-name="P30">cd /home/~/dossier1 || mkdir / /home/~/dossier1 &amp;&amp; touch file1</text:p>
      <text:p text:style-name="P30">C'est un exemple simple mais on peut imaginer des choses beaucoup plus complexes. Ici, si le retour du paramètre de vérification de l'exécution de la commande n'est pas "0" (= la commande "cd /home/~/dossier1" à échouée), on créera le fichier avec la commande "mkdir". Dans un second temps suite à cela on créera le fichier "file1".</text:p>
      <text:p text:style-name="P30"/>
      <text:p text:style-name="P30"/>
      <text:p text:style-name="P36">Date</text:p>
      <text:p text:style-name="P43"/>
      <text:p text:style-name="P36"><text:a xlink:type="simple" xlink:href="https://www.linode.com/docs/tools-reference/tools/use-the-date-command-in-linux/" text:style-name="Internet_20_link" text:visited-style-name="Visited_20_Internet_20_Link"><text:span text:style-name="T9">https://www.linode.com/docs/tools-reference/tools/use-the-date-command-in-linux/</text:span></text:a></text:p>
      <text:p text:style-name="P43"/>
      <text:p text:style-name="P44">Date en format ISo8601</text:p>
      <text:p text:style-name="P44">date -Ins</text:p>
      <text:p text:style-name="P44"/>
      <text:p text:style-name="P44">pour une autre date : date -d « 1974-01601 »</text:p>
      <text:p text:style-name="P44"><text:soft-page-break/></text:p>
      <text:p text:style-name="P45">date en ts (nombre de secondes depuis à1/01/170 : unix timestamps) : </text:p>
      <text:p text:style-name="P46">date +%s</text:p>
      <text:p text:style-name="P46"/>
      <text:p text:style-name="P46">en format utc :</text:p>
      <text:p text:style-name="P46">date -u</text:p>
      <text:p text:style-name="P46"/>
      <text:p text:style-name="P46">pour connaître le fuseau horaire :</text:p>
      <text:p text:style-name="P46">date +%z <text:s text:c="2"/>(en hhmm)</text:p>
      <text:p text:style-name="P46">date +%:z<text:tab/>(en hh:mm)</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onospace" svg:font-family="monospace, monospace"/>
    <style:font-face style:name="sans-serif" svg:font-family="sans-serif"/>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0:57:50.127339119</meta:creation-date>
    <dc:date>2018-09-03T11:30:29.517084013</dc:date>
    <meta:editing-duration>P4DT2H51M30S</meta:editing-duration>
    <meta:editing-cycles>24</meta:editing-cycles>
    <meta:generator>LibreOffice/5.1.6.2$Linux_X86_64 LibreOffice_project/10m0$Build-2</meta:generator>
    <meta:document-statistic meta:table-count="0" meta:image-count="0" meta:object-count="0" meta:page-count="11" meta:paragraph-count="410" meta:word-count="2586" meta:character-count="15287" meta:non-whitespace-character-count="12697"/>
  </office:meta>
</office:document-meta>
</file>